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85be" officeooo:paragraph-rsid="000585be"/>
    </style:style>
    <style:style style:name="P2" style:family="paragraph" style:parent-style-name="Standard">
      <style:text-properties officeooo:rsid="000630a5" officeooo:paragraph-rsid="000585be"/>
    </style:style>
    <style:style style:name="P3" style:family="paragraph" style:parent-style-name="Standard">
      <style:text-properties officeooo:rsid="000630a5" officeooo:paragraph-rsid="000630a5"/>
    </style:style>
    <style:style style:name="P4" style:family="paragraph" style:parent-style-name="Standard">
      <style:text-properties officeooo:rsid="0007b415" officeooo:paragraph-rsid="000ac6b3"/>
    </style:style>
    <style:style style:name="P5" style:family="paragraph" style:parent-style-name="Standard">
      <style:text-properties officeooo:rsid="000585be" officeooo:paragraph-rsid="000585be"/>
    </style:style>
    <style:style style:name="P6" style:family="paragraph" style:parent-style-name="Standard">
      <style:text-properties officeooo:rsid="000ac6b3" officeooo:paragraph-rsid="000ac6b3"/>
    </style:style>
    <style:style style:name="T1" style:family="text">
      <style:text-properties officeooo:rsid="0007b415"/>
    </style:style>
    <style:style style:name="T2" style:family="text">
      <style:text-properties officeooo:rsid="0007f4a0"/>
    </style:style>
    <style:style style:name="T3" style:family="text">
      <style:text-properties officeooo:rsid="000ac6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rstes Treffen Montag 22.10.18 </text:p>
      <text:p text:style-name="P4"/>
      <text:p text:style-name="P4"><text:span text:style-name="T3">Beginn: </text:span>14:00</text:p>
      <text:p text:style-name="P1"/>
      <text:p text:style-name="P6">Ende: 15:00</text:p>
      <text:p text:style-name="P1"/>
      <text:p text:style-name="P6">Generell: </text:p>
      <text:p text:style-name="P6"/>
      <text:p text:style-name="P1"><text:tab/>- Projektplan in Taiga stellen.</text:p>
      <text:p text:style-name="P1"/>
      <text:p text:style-name="P1"><text:tab/>- Besprechung Taiga manche noch nicht angemeldet</text:p>
      <text:p text:style-name="P1"/>
      <text:p text:style-name="P1"><text:tab/>- Fragen bezüglich GIT Kursen geklärt</text:p>
      <text:p text:style-name="P2"/>
      <text:p text:style-name="P3"><text:tab/>- Einblicke in vorläufige Angebote/Projektpläne</text:p>
      <text:p text:style-name="P3"/>
      <text:p text:style-name="P3">Vorlagen zur formellen Struktur des Projektplans:</text:p>
      <text:p text:style-name="P3"/>
      <text:p text:style-name="P3"><text:tab/>- Meilensteine nutzen</text:p>
      <text:p text:style-name="P3"><text:tab/>- Farbliche Markierungen</text:p>
      <text:p text:style-name="P3"><text:tab/>- Sprints mit Vorgängern verknüpfen</text:p>
      <text:p text:style-name="P3"><text:tab/>- Einrückung von Unterpunkten</text:p>
      <text:p text:style-name="P3"><text:tab/>- Detailiertere Abläufe</text:p>
      <text:p text:style-name="P3"><text:tab/>- <text:span text:style-name="T1">Anschreiben von Houman strukturell gut wird so genommen</text:span></text:p>
      <text:p text:style-name="P3"><text:tab/>- <text:span text:style-name="T1">Angaben zu Kosten und Zeitaufwand optional falls passt einbinden sonst fallen lassen</text:span></text:p>
      <text:p text:style-name="P3"><text:tab/>- <text:span text:style-name="T1">Angabe von Gesetzlichen Feiertagen und der daraus resultierenden Pause der Sprints</text:span></text:p>
      <text:p text:style-name="P3"><text:tab/>- <text:span text:style-name="T2">Phasenbeschreibung von Lukas</text:span></text:p>
      <text:p text:style-name="P3"><text:tab/>- <text:span text:style-name="T2">Rollentabelle mit E-Mail Adress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M25S</meta:editing-duration>
    <meta:editing-cycles>7</meta:editing-cycles>
    <meta:generator>LibreOffice/5.4.6.2$Windows_X86_64 LibreOffice_project/4014ce260a04f1026ba855d3b8d91541c224eab8</meta:generator>
    <dc:date>2019-01-20T17:17:05.588000000</dc:date>
    <meta:document-statistic meta:table-count="0" meta:image-count="0" meta:object-count="0" meta:page-count="1" meta:paragraph-count="19" meta:word-count="99" meta:character-count="715" meta:non-whitespace-character-count="619"/>
    <meta:user-defined meta:name="Info 1"/>
    <meta:user-defined meta:name="Info 2"/>
    <meta:user-defined meta:name="Info 3"/>
    <meta:user-defined meta:name="Info 4"/>
  </office:meta>
</office:document-meta>
</file>